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en" fo:country="US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Project Helena GUI Tutorial.</text:p>
      <text:p text:style-name="P1">You may get overview of the GUI by clicking Game help in the menu.</text:p>
      <text:p text:style-name="P1">You may also read ProjectHelenaHelp.pdf in DAT folder for more information.</text:p>
      <text:p text:style-name="P1">This tutorial will take you through basic game controls and principles.</text:p>
      <text:p text:style-name="P1">In your screen you can see the game map and your bots. Left-click one of them to select it.</text:p>
      <text:p text:style-name="P1"/>
      <text:p text:style-name="P1">SELECT</text:p>
      <text:p text:style-name="P1">You have successfully selected your bot.</text:p>
      <text:p text:style-name="P1">You can see it's parameters and backpack in the left.</text:p>
      <text:p text:style-name="P1">Now you can move your bot at any visible map square by left-clicking a free map square.</text:p>
      <text:p text:style-name="P1"/>
      <text:p text:style-name="P1">MOVE</text:p>
      <text:p text:style-name="P1">You have successfully moved your bot.</text:p>
      <text:p text:style-name="P1">Any action like moving, attacking or using items require time units, that are displayed as a green bar in bot's characteristics.</text:p>
      <text:p text:style-name="P1">***</text:p>
      <text:p text:style-name="P1"/>
      <text:p text:style-name="P1">GROUND ITEM</text:p>
      <text:p text:style-name="P1">You can see an item on the ground.</text:p>
      <text:p text:style-name="P1">Pick it up by selecting it and then clicking again to pick it up.</text:p>
      <text:p text:style-name="P1"/>
      <text:p text:style-name="P1">PICK UP ITEM</text:p>
      <text:p text:style-name="P1">You have successfully picked up you first item.</text:p>
      <text:p text:style-name="P1">There will be many items lying on the ground, mainly weapons of the destroyed enemy bots.</text:p>
      <text:p text:style-name="P1">You can see your new item in your bot's backpack.</text:p>
      <text:p text:style-name="P1">You can move your items in the backpack by selecting them with left-click and then left-clicking at an empty space in the backpack.</text:p>
      <text:p text:style-name="P1"/>
      <text:p text:style-name="P1">MOVE ITEM</text:p>
      <text:p text:style-name="P1">You have successfully moved your item in the backpack.</text:p>
      <text:p text:style-name="P1">You can equip your new item by selecting it by left-click and then another left-click to confirm.</text:p>
      <text:p text:style-name="P1"/>
      <text:p text:style-name="P1">EQUIP ITEM</text:p>
      <text:p text:style-name="P1">You have successfully equipped your new item.</text:p>
      <text:p text:style-name="P1">Now it is your primary weapon and its characteristics are displayed in the left. Pay attention that it has to reload before it is ready.</text:p>
      <text:p text:style-name="P1">...</text:p>
      <text:p text:style-name="P1"/>
      <text:p text:style-name="P1">NO TUs</text:p>
      <text:p text:style-name="P1"/>
      <text:p text:style-name="P1">END TURN</text:p>
      <text:p text:style-name="P1"/>
      <text:p text:style-name="P1">SEE ENEMY</text:p>
      <text:p text:style-name="P1"><text:soft-page-break/></text:p>
      <text:p text:style-name="P1">ATTACK ENEMY</text:p>
      <text:p text:style-name="P1"/>
      <text:p text:style-name="P1">DESTROY ENEMY</text:p>
      <text:p text:style-name="P1"/>
      <text:p text:style-name="P1">UNLOAD AMMO CLIP FROM PRIMARY WEAPON</text:p>
      <text:p text:style-name="P1"/>
      <text:p text:style-name="P1">LOAD AMMO CLIP TO PRIMARY WEAPON</text:p>
      <text:p text:style-name="P1"/>
      <text:p text:style-name="P1">UNLOAD AMMO CLIP FROM BACKPACK</text:p>
      <text:p text:style-name="P1"/>
      <text:p text:style-name="P1">SELECT UNITS IN LIST</text:p>
      <text:p text:style-name="P1"/>
      <text:p text:style-name="P1">MOVING MINIMAP</text:p>
      <text:p text:style-name="P1"/>
      <text:p text:style-name="P1">SELECT ENEMIES IN LIST</text:p>
      <text:p text:style-name="P1"/>
      <text:p text:style-name="P1">DAMAGED WEAPON</text:p>
      <text:p text:style-name="P1"/>
      <text:p text:style-name="P1">NO AMM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2:22:53</meta:creation-date>
    <dc:title>Default</dc:title>
    <meta:editing-duration>PT11M31S</meta:editing-duration>
    <meta:editing-cycles>3</meta:editing-cycles>
    <meta:generator>OpenOffice.org/3.4.1$Linux OpenOffice.org_project/341m1$Build-9593</meta:generator>
    <dc:date>2013-09-03T12:49:34</dc:date>
    <meta:document-statistic meta:table-count="0" meta:image-count="0" meta:object-count="0" meta:page-count="2" meta:paragraph-count="41" meta:word-count="312" meta:character-count="1715"/>
    <meta:template xlink:type="simple" xlink:actuate="onRequest" xlink:title="Default" xlink:href="../../../../.config/.openoffice.org/3/user/template/Default1.ott" meta:date="2013-09-03T12:22:50"/>
  </office:meta>
</office:document-meta>
</file>